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7a19a" draw:fill="solid" draw:fill-color="#dfcce4" draw:textarea-horizontal-align="justify" draw:textarea-vertical-align="middle" draw:auto-grow-height="false" fo:min-height="1.094cm" fo:min-width="2.47cm"/>
    </style:style>
    <style:style style:name="gr2" style:family="graphic" style:parent-style-name="standard">
      <style:graphic-properties svg:stroke-color="#c2e0ae" draw:fill-color="#00a65d" draw:textarea-horizontal-align="justify" draw:textarea-vertical-align="middle" draw:auto-grow-height="false" fo:min-height="1.072cm" fo:min-width="6.04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bcc" draw:fill-color="#fff200" draw:textarea-horizontal-align="justify" draw:textarea-vertical-align="middle" draw:auto-grow-height="false" fo:min-height="2.25cm" fo:min-width="6.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fcce4"/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2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4.2cm" svg:height="1.9cm" svg:x="8.1cm" svg:y="2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2cm" svg:height="1.9cm" svg:x="8.4cm" svg:y="21.4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0.4cm" svg:height="2.1cm" svg:x="4.7cm" svg:y="6.8cm">
          <text:p text:style-name="P1">Wprowadź a,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10.3cm" svg:y1="4.3cm" svg:x2="10cm" svg:y2="7.1cm">
          <text:p/>
        </draw:line>
        <draw:custom-shape draw:style-name="gr4" draw:text-style-name="P5" draw:layer="layout" svg:width="6.9cm" svg:height="2.5cm" svg:x="6.6cm" svg:y="11.1cm">
          <text:p text:style-name="P1">Suma=a+b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6cm" svg:y1="8.8cm" svg:x2="9.7cm" svg:y2="11.3cm">
          <text:p/>
        </draw:line>
        <draw:custom-shape draw:style-name="gr2" draw:text-style-name="P3" draw:layer="layout" svg:width="10.4cm" svg:height="2.1cm" svg:x="4.1cm" svg:y="16.7cm">
          <text:p text:style-name="P1">Wyprowadź sum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11.7cm" svg:y1="13.6cm" svg:x2="10.6cm" svg:y2="17cm">
          <text:p/>
        </draw:line>
        <draw:line draw:style-name="gr3" draw:text-style-name="P4" draw:layer="layout" svg:x1="9.4cm" svg:y1="18.9cm" svg:x2="10.7cm" svg:y2="2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2:10:43.031324342</meta:creation-date>
    <dc:date>2017-09-06T12:19:59.913608421</dc:date>
    <meta:editing-duration>PT9M19S</meta:editing-duration>
    <meta:editing-cycles>1</meta:editing-cycles>
    <meta:document-statistic meta:object-count="9"/>
    <meta:generator>LibreOffice/5.4.0.3$Linux_X86_64 LibreOffice_project/40m0$Build-3</meta:generator>
  </office:meta>
</office:document-meta>
</file>